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MC-691">
            <text:p>MC-691</text:p>
          </table:table-cell>
          <table:table-cell office:value-type="float" office:value="43.69">
            <text:p>43.69</text:p>
          </table:table-cell>
          <table:table-cell office:value-type="float" office:value="7.26">
            <text:p>7.26</text:p>
          </table:table-cell>
          <table:table-cell office:value-type="float" office:value="6700.0">
            <text:p>67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">
            <text:p>-4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MC-_2526">
            <text:p>MC-_2526</text:p>
          </table:table-cell>
          <table:table-cell office:value-type="float" office:value="43.69">
            <text:p>43.69</text:p>
          </table:table-cell>
          <table:table-cell office:value-type="float" office:value="7.26">
            <text:p>7.26</text:p>
          </table:table-cell>
          <table:table-cell office:value-type="float" office:value="5000.0">
            <text:p>50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Y-9154">
            <text:p>LY-9154</text:p>
          </table:table-cell>
          <table:table-cell office:value-type="float" office:value="43.43">
            <text:p>43.43</text:p>
          </table:table-cell>
          <table:table-cell office:value-type="float" office:value="6.73">
            <text:p>6.73</text:p>
          </table:table-cell>
          <table:table-cell office:value-type="float" office:value="1820.0">
            <text:p>1820.0</text:p>
          </table:table-cell>
          <table:table-cell office:value-type="float" office:value="30.0">
            <text:p>30.0</text:p>
          </table:table-cell>
          <table:table-cell office:value-type="string" office:value="Shell (Ostrea sp)">
            <text:p>Shell (Ostrea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13,VacchiEtal2016">
            <text:p>MorhangeEtal2013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GQ-416">
            <text:p>LGQ-416</text:p>
          </table:table-cell>
          <table:table-cell office:value-type="float" office:value="43.66">
            <text:p>43.66</text:p>
          </table:table-cell>
          <table:table-cell office:value-type="float" office:value="7.19">
            <text:p>7.19</text:p>
          </table:table-cell>
          <table:table-cell office:value-type="float" office:value="960.0">
            <text:p>96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GQ-682">
            <text:p>LGQ-682</text:p>
          </table:table-cell>
          <table:table-cell office:value-type="float" office:value="43.03">
            <text:p>43.03</text:p>
          </table:table-cell>
          <table:table-cell office:value-type="float" office:value="6.1">
            <text:p>6.1</text:p>
          </table:table-cell>
          <table:table-cell office:value-type="float" office:value="1750.0">
            <text:p>175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MC-_2527">
            <text:p>MC-_2527</text:p>
          </table:table-cell>
          <table:table-cell office:value-type="float" office:value="43.69">
            <text:p>43.69</text:p>
          </table:table-cell>
          <table:table-cell office:value-type="float" office:value="7.26">
            <text:p>7.26</text:p>
          </table:table-cell>
          <table:table-cell office:value-type="float" office:value="5420.0">
            <text:p>54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GQ-826">
            <text:p>LGQ-826</text:p>
          </table:table-cell>
          <table:table-cell office:value-type="float" office:value="43.01">
            <text:p>43.01</text:p>
          </table:table-cell>
          <table:table-cell office:value-type="float" office:value="6.38">
            <text:p>6.38</text:p>
          </table:table-cell>
          <table:table-cell office:value-type="float" office:value="2600.0">
            <text:p>260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MC-2525">
            <text:p>MC-2525</text:p>
          </table:table-cell>
          <table:table-cell office:value-type="float" office:value="43.69">
            <text:p>43.69</text:p>
          </table:table-cell>
          <table:table-cell office:value-type="float" office:value="7.26">
            <text:p>7.26</text:p>
          </table:table-cell>
          <table:table-cell office:value-type="float" office:value="4200.0">
            <text:p>42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9">
            <text:p>3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MC-_2528">
            <text:p>MC-_2528</text:p>
          </table:table-cell>
          <table:table-cell office:value-type="float" office:value="43.69">
            <text:p>43.69</text:p>
          </table:table-cell>
          <table:table-cell office:value-type="float" office:value="7.26">
            <text:p>7.26</text:p>
          </table:table-cell>
          <table:table-cell office:value-type="float" office:value="5900.0">
            <text:p>59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GQ-684">
            <text:p>LGQ-684</text:p>
          </table:table-cell>
          <table:table-cell office:value-type="float" office:value="43.03">
            <text:p>43.03</text:p>
          </table:table-cell>
          <table:table-cell office:value-type="float" office:value="6.1">
            <text:p>6.1</text:p>
          </table:table-cell>
          <table:table-cell office:value-type="float" office:value="2340.0">
            <text:p>234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GQ-703">
            <text:p>LGQ-703</text:p>
          </table:table-cell>
          <table:table-cell office:value-type="float" office:value="43.41">
            <text:p>43.41</text:p>
          </table:table-cell>
          <table:table-cell office:value-type="float" office:value="6.85">
            <text:p>6.85</text:p>
          </table:table-cell>
          <table:table-cell office:value-type="float" office:value="2330.0">
            <text:p>233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Y-5868">
            <text:p>LY-5868</text:p>
          </table:table-cell>
          <table:table-cell office:value-type="float" office:value="43.45">
            <text:p>43.45</text:p>
          </table:table-cell>
          <table:table-cell office:value-type="float" office:value="6.62">
            <text:p>6.62</text:p>
          </table:table-cell>
          <table:table-cell office:value-type="float" office:value="7440.0">
            <text:p>7440.0</text:p>
          </table:table-cell>
          <table:table-cell office:value-type="float" office:value="90.0">
            <text:p>9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.6">
            <text:p>-13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ubar2004,DubarEtal2011,VacchiEtal2016">
            <text:p>Dubar2004,DubarEtal2011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Y-5867">
            <text:p>LY-5867</text:p>
          </table:table-cell>
          <table:table-cell office:value-type="float" office:value="43.45">
            <text:p>43.45</text:p>
          </table:table-cell>
          <table:table-cell office:value-type="float" office:value="6.62">
            <text:p>6.62</text:p>
          </table:table-cell>
          <table:table-cell office:value-type="float" office:value="7080.0">
            <text:p>7080.0</text:p>
          </table:table-cell>
          <table:table-cell office:value-type="float" office:value="70.0">
            <text:p>7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6">
            <text:p>-11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ubar2004,DubarEtal2011,VacchiEtal2016">
            <text:p>Dubar2004,DubarEtal2011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Y-5866">
            <text:p>LY-5866</text:p>
          </table:table-cell>
          <table:table-cell office:value-type="float" office:value="43.45">
            <text:p>43.45</text:p>
          </table:table-cell>
          <table:table-cell office:value-type="float" office:value="6.62">
            <text:p>6.62</text:p>
          </table:table-cell>
          <table:table-cell office:value-type="float" office:value="6000.0">
            <text:p>6000.0</text:p>
          </table:table-cell>
          <table:table-cell office:value-type="float" office:value="60.0">
            <text:p>6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8">
            <text:p>-7.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ubar2004,DubarEtal2011,VacchiEtal2016">
            <text:p>Dubar2004,DubarEtal2011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Y-5865">
            <text:p>LY-5865</text:p>
          </table:table-cell>
          <table:table-cell office:value-type="float" office:value="43.45">
            <text:p>43.45</text:p>
          </table:table-cell>
          <table:table-cell office:value-type="float" office:value="6.62">
            <text:p>6.62</text:p>
          </table:table-cell>
          <table:table-cell office:value-type="float" office:value="5790.0">
            <text:p>5790.0</text:p>
          </table:table-cell>
          <table:table-cell office:value-type="float" office:value="60.0">
            <text:p>6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5">
            <text:p>-6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ubar2004,DubarEtal2011,VacchiEtal2016">
            <text:p>Dubar2004,DubarEtal2011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Y-5707">
            <text:p>LY-5707</text:p>
          </table:table-cell>
          <table:table-cell office:value-type="float" office:value="43.69">
            <text:p>43.69</text:p>
          </table:table-cell>
          <table:table-cell office:value-type="float" office:value="7.26">
            <text:p>7.26</text:p>
          </table:table-cell>
          <table:table-cell office:value-type="float" office:value="9770.0">
            <text:p>97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8.1">
            <text:p>-28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Esc-1_19">
            <text:p>Esc-1_19</text:p>
          </table:table-cell>
          <table:table-cell office:value-type="float" office:value="43.43">
            <text:p>43.43</text:p>
          </table:table-cell>
          <table:table-cell office:value-type="float" office:value="6.7">
            <text:p>6.7</text:p>
          </table:table-cell>
          <table:table-cell office:value-type="float" office:value="2535.0">
            <text:p>2535.0</text:p>
          </table:table-cell>
          <table:table-cell office:value-type="float" office:value="30.0">
            <text:p>30.0</text:p>
          </table:table-cell>
          <table:table-cell office:value-type="string" office:value="Grains">
            <text:p>Gr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AllinneEtal2006,VacchiEtal2016">
            <text:p>AllinneEtal2006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GQ-859">
            <text:p>LGQ-859</text:p>
          </table:table-cell>
          <table:table-cell office:value-type="float" office:value="43.67">
            <text:p>43.67</text:p>
          </table:table-cell>
          <table:table-cell office:value-type="float" office:value="7.32">
            <text:p>7.32</text:p>
          </table:table-cell>
          <table:table-cell office:value-type="float" office:value="1310.0">
            <text:p>131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GQ-829">
            <text:p>LGQ-829</text:p>
          </table:table-cell>
          <table:table-cell office:value-type="float" office:value="43.01">
            <text:p>43.01</text:p>
          </table:table-cell>
          <table:table-cell office:value-type="float" office:value="6.38">
            <text:p>6.38</text:p>
          </table:table-cell>
          <table:table-cell office:value-type="float" office:value="2730.0">
            <text:p>273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GQ-683">
            <text:p>LGQ-683</text:p>
          </table:table-cell>
          <table:table-cell office:value-type="float" office:value="43.03">
            <text:p>43.03</text:p>
          </table:table-cell>
          <table:table-cell office:value-type="float" office:value="6.1">
            <text:p>6.1</text:p>
          </table:table-cell>
          <table:table-cell office:value-type="float" office:value="2200.0">
            <text:p>220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LGQ-697">
            <text:p>LGQ-697</text:p>
          </table:table-cell>
          <table:table-cell office:value-type="float" office:value="43.41">
            <text:p>43.41</text:p>
          </table:table-cell>
          <table:table-cell office:value-type="float" office:value="6.85">
            <text:p>6.85</text:p>
          </table:table-cell>
          <table:table-cell office:value-type="float" office:value="2800.0">
            <text:p>280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5">
            <text:p>-0.8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ESC-1_30">
            <text:p>ESC-1_30</text:p>
          </table:table-cell>
          <table:table-cell office:value-type="float" office:value="43.43">
            <text:p>43.43</text:p>
          </table:table-cell>
          <table:table-cell office:value-type="float" office:value="6.7">
            <text:p>6.7</text:p>
          </table:table-cell>
          <table:table-cell office:value-type="float" office:value="3535.0">
            <text:p>3535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3">
            <text:p>-3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AllinneEtal2006,VacchiEtal2016">
            <text:p>AllinneEtal2006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GIF-_7961">
            <text:p>GIF-_7961</text:p>
          </table:table-cell>
          <table:table-cell office:value-type="float" office:value="43.69">
            <text:p>43.69</text:p>
          </table:table-cell>
          <table:table-cell office:value-type="float" office:value="7.26">
            <text:p>7.26</text:p>
          </table:table-cell>
          <table:table-cell office:value-type="float" office:value="2990.0">
            <text:p>2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9999999999999998">
            <text:p>-0.0999999999999999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archeological">
            <text:p>archeological</text:p>
          </table:table-cell>
          <table:table-cell office:value-type="string" office:value="Morhange_2013_01">
            <text:p>Morhange_2013_01</text:p>
          </table:table-cell>
          <table:table-cell office:value-type="float" office:value="43.43">
            <text:p>43.43</text:p>
          </table:table-cell>
          <table:table-cell office:value-type="float" office:value="6.73">
            <text:p>6.73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Infralittoral shells on Roman fishtank ">
            <text:p>Infralittoral shells on Roman fishtank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orhangeEtal2013,VacchiEtal2016">
            <text:p>MorhangeEtal2013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GIF-_9227">
            <text:p>GIF-_9227</text:p>
          </table:table-cell>
          <table:table-cell office:value-type="float" office:value="43.6">
            <text:p>43.6</text:p>
          </table:table-cell>
          <table:table-cell office:value-type="float" office:value="7.12">
            <text:p>7.12</text:p>
          </table:table-cell>
          <table:table-cell office:value-type="float" office:value="10300.0">
            <text:p>103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3.1">
            <text:p>-43.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GIF-_8776">
            <text:p>GIF-_8776</text:p>
          </table:table-cell>
          <table:table-cell office:value-type="float" office:value="43.6">
            <text:p>43.6</text:p>
          </table:table-cell>
          <table:table-cell office:value-type="float" office:value="7.12">
            <text:p>7.12</text:p>
          </table:table-cell>
          <table:table-cell office:value-type="float" office:value="11230.0">
            <text:p>112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5.6">
            <text:p>-45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ubarAnthony1995,VacchiEtal2016">
            <text:p>DubarAnthony1995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POZ-14372">
            <text:p>POZ-14372</text:p>
          </table:table-cell>
          <table:table-cell office:value-type="float" office:value="43.43">
            <text:p>43.43</text:p>
          </table:table-cell>
          <table:table-cell office:value-type="float" office:value="6.73">
            <text:p>6.73</text:p>
          </table:table-cell>
          <table:table-cell office:value-type="float" office:value="2435.0">
            <text:p>2435.0</text:p>
          </table:table-cell>
          <table:table-cell office:value-type="float" office:value="30.0">
            <text:p>30.0</text:p>
          </table:table-cell>
          <table:table-cell office:value-type="string" office:value="Shell (Vermetus triqueter)">
            <text:p>Shell (Vermetus triqueter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illersEtal2007,VacchiEtal2016">
            <text:p>DevillersEtal2007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POZ-14371">
            <text:p>POZ-14371</text:p>
          </table:table-cell>
          <table:table-cell office:value-type="float" office:value="43.43">
            <text:p>43.43</text:p>
          </table:table-cell>
          <table:table-cell office:value-type="float" office:value="6.73">
            <text:p>6.73</text:p>
          </table:table-cell>
          <table:table-cell office:value-type="float" office:value="2420.0">
            <text:p>2420.0</text:p>
          </table:table-cell>
          <table:table-cell office:value-type="float" office:value="30.0">
            <text:p>30.0</text:p>
          </table:table-cell>
          <table:table-cell office:value-type="string" office:value="Shell (Vermetus triqueter)">
            <text:p>Shell (Vermetus triqueter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illersEtal2007,VacchiEtal2016">
            <text:p>DevillersEtal2007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POZ-24339">
            <text:p>POZ-24339</text:p>
          </table:table-cell>
          <table:table-cell office:value-type="float" office:value="43.43">
            <text:p>43.43</text:p>
          </table:table-cell>
          <table:table-cell office:value-type="float" office:value="6.73">
            <text:p>6.73</text:p>
          </table:table-cell>
          <table:table-cell office:value-type="float" office:value="1895.0">
            <text:p>1895.0</text:p>
          </table:table-cell>
          <table:table-cell office:value-type="float" office:value="30.0">
            <text:p>30.0</text:p>
          </table:table-cell>
          <table:table-cell office:value-type="string" office:value="Shell (Ostrea sp)">
            <text:p>Shell (Ostrea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13,VacchiEtal2016">
            <text:p>MorhangeEtal2013,VacchiEtal2016</text:p>
          </table:table-cell>
        </table:table-row>
        <table:table-row>
          <table:table-cell office:value-type="string" office:value="French_Riviera">
            <text:p>French_Riviera</text:p>
          </table:table-cell>
          <table:table-cell office:value-type="string" office:value="radiocarbon">
            <text:p>radiocarbon</text:p>
          </table:table-cell>
          <table:table-cell office:value-type="string" office:value="GIF-_8277">
            <text:p>GIF-_8277</text:p>
          </table:table-cell>
          <table:table-cell office:value-type="float" office:value="43.6">
            <text:p>43.6</text:p>
          </table:table-cell>
          <table:table-cell office:value-type="float" office:value="7.12">
            <text:p>7.12</text:p>
          </table:table-cell>
          <table:table-cell office:value-type="float" office:value="9600.0">
            <text:p>96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3.1">
            <text:p>-33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ubarAnthony1995,VacchiEtal2016">
            <text:p>DubarAnthony1995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